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ad57d" officeooo:paragraph-rsid="000ad57d"/>
    </style:style>
    <style:style style:name="P4" style:family="paragraph" style:parent-style-name="Standard">
      <style:text-properties officeooo:paragraph-rsid="000ad5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Clases Genéricas</text:p>
      <text:list xml:id="list5223740115045162259" text:style-name="L1">
        <text:list-item>
          <text:p text:style-name="P2">Crear una pila y cola , además de las siguientes funciones:</text:p>
        </text:list-item>
      </text:list>
      <text:p text:style-name="P4"><text:tab/> Calcular el elemento mínimo de un array; </text:p>
      <text:p text:style-name="P4"><text:tab/> Calcular el elemento máximo de un array; </text:p>
      <text:p text:style-name="P4"><text:tab/> Buscar un Objeto en un array, devolviendo la posición de la primera aparición del Objeto en el array o -1 si no existe.</text:p>
      <text:list xml:id="list170807220419423" text:continue-numbering="true" text:style-name="L1">
        <text:list-item>
          <text:p text:style-name="P3">Crear una pila y cola genérica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bevia</meta:initial-creator>
    <meta:creation-date>2015-10-17T13:26:49.25</meta:creation-date>
    <dc:date>2015-11-05T17:08:05.034105353</dc:date>
    <meta:editing-duration>PT8M33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62" meta:character-count="332" meta:non-whitespace-character-count="273"/>
  </office:meta>
</office:document-meta>
</file>